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ecabb" officeooo:paragraph-rsid="001ecabb"/>
    </style:style>
    <style:style style:name="P2" style:family="paragraph" style:parent-style-name="Standard" style:list-style-name="L1">
      <style:paragraph-properties fo:margin-top="0.049cm" fo:margin-bottom="0.101cm" loext:contextual-spacing="false" style:writing-mode="page"/>
      <style:text-properties officeooo:rsid="001ecabb" officeooo:paragraph-rsid="001ecabb"/>
    </style:style>
    <style:style style:name="P3" style:family="paragraph" style:parent-style-name="Standard">
      <style:paragraph-properties fo:margin-top="0.049cm" fo:margin-bottom="0.101cm" loext:contextual-spacing="false" style:writing-mode="page"/>
      <style:text-properties officeooo:rsid="001ecabb" officeooo:paragraph-rsid="001ecabb"/>
    </style:style>
    <style:style style:name="P4" style:family="paragraph" style:parent-style-name="Standard" style:list-style-name="L2">
      <style:paragraph-properties fo:margin-top="0.049cm" fo:margin-bottom="0.101cm" loext:contextual-spacing="false" style:writing-mode="page"/>
      <style:text-properties officeooo:rsid="001ecabb" officeooo:paragraph-rsid="001ecabb"/>
    </style:style>
    <style:style style:name="P5" style:family="paragraph" style:parent-style-name="Standard" style:list-style-name="L3">
      <style:paragraph-properties fo:margin-top="0.049cm" fo:margin-bottom="0.101cm" loext:contextual-spacing="false" style:writing-mode="page"/>
      <style:text-properties officeooo:rsid="001ecabb" officeooo:paragraph-rsid="001ecabb"/>
    </style:style>
    <style:style style:name="P6" style:family="paragraph" style:parent-style-name="Standard" style:list-style-name="L4">
      <style:paragraph-properties fo:margin-top="0.049cm" fo:margin-bottom="0.101cm" loext:contextual-spacing="false" style:writing-mode="page"/>
      <style:text-properties officeooo:rsid="001ecabb" officeooo:paragraph-rsid="001ecabb"/>
    </style:style>
    <style:style style:name="P7" style:family="paragraph" style:parent-style-name="Standard">
      <style:paragraph-properties fo:margin-top="0.049cm" fo:margin-bottom="0.101cm" loext:contextual-spacing="false" fo:text-align="start" style:justify-single-word="false" style:writing-mode="page"/>
      <style:text-properties fo:font-size="14pt" style:text-underline-style="solid" style:text-underline-width="auto" style:text-underline-color="font-color" fo:font-weight="bold" officeooo:rsid="001ecabb" officeooo:paragraph-rsid="001eca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049cm" fo:margin-bottom="0.101cm" loext:contextual-spacing="false" style:writing-mode="page"/>
      <style:text-properties fo:font-size="14pt" style:text-underline-style="solid" style:text-underline-width="auto" style:text-underline-color="font-color" fo:font-weight="bold" officeooo:rsid="001ecabb" officeooo:paragraph-rsid="001ecabb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049cm" fo:margin-bottom="0.101cm" loext:contextual-spacing="false" fo:text-align="start" style:justify-single-word="false" style:writing-mode="page"/>
      <style:text-properties officeooo:rsid="001f05b1" officeooo:paragraph-rsid="001f05b1"/>
    </style:style>
    <style:style style:name="P10" style:family="paragraph" style:parent-style-name="Standard">
      <style:paragraph-properties fo:margin-top="0.049cm" fo:margin-bottom="0.101cm" loext:contextual-spacing="false" style:writing-mode="page"/>
      <style:text-properties officeooo:rsid="001f05b1" officeooo:paragraph-rsid="001f05b1"/>
    </style:style>
    <style:style style:name="P11" style:family="paragraph" style:parent-style-name="Standard">
      <style:paragraph-properties fo:margin-top="0.049cm" fo:margin-bottom="0.101cm" loext:contextual-spacing="false" style:writing-mode="page"/>
      <style:text-properties officeooo:rsid="0020e89f" officeooo:paragraph-rsid="0020e89f"/>
    </style:style>
    <style:style style:name="P12" style:family="paragraph" style:parent-style-name="Standard">
      <style:paragraph-properties fo:margin-top="0.049cm" fo:margin-bottom="0.101cm" loext:contextual-spacing="false" style:writing-mode="page"/>
      <style:text-properties officeooo:rsid="0022760f" officeooo:paragraph-rsid="0022760f"/>
    </style:style>
    <style:style style:name="P13" style:family="paragraph" style:parent-style-name="Standard">
      <style:paragraph-properties fo:margin-top="0.049cm" fo:margin-bottom="0.101cm" loext:contextual-spacing="false" style:writing-mode="page"/>
      <style:text-properties officeooo:rsid="0023df13" officeooo:paragraph-rsid="0023df13"/>
    </style:style>
    <style:style style:name="P14" style:family="paragraph" style:parent-style-name="Standard">
      <style:paragraph-properties fo:margin-top="0.049cm" fo:margin-bottom="0.101cm" loext:contextual-spacing="false" style:writing-mode="page"/>
      <style:text-properties officeooo:rsid="002437e1" officeooo:paragraph-rsid="002437e1"/>
    </style:style>
    <style:style style:name="P15" style:family="paragraph" style:parent-style-name="Standard">
      <style:paragraph-properties fo:margin-top="0.049cm" fo:margin-bottom="0.101cm" loext:contextual-spacing="false" style:writing-mode="page"/>
      <style:text-properties officeooo:rsid="0024a070" officeooo:paragraph-rsid="0024a070"/>
    </style:style>
    <style:style style:name="P16" style:family="paragraph" style:parent-style-name="Standard" style:list-style-name="L5">
      <style:paragraph-properties fo:margin-top="0.049cm" fo:margin-bottom="0.101cm" loext:contextual-spacing="false" style:writing-mode="page"/>
      <style:text-properties officeooo:rsid="0024a070" officeooo:paragraph-rsid="0024a070"/>
    </style:style>
    <style:style style:name="P17" style:family="paragraph" style:parent-style-name="Standard">
      <style:paragraph-properties fo:margin-top="0.049cm" fo:margin-bottom="0.101cm" loext:contextual-spacing="false" style:writing-mode="page"/>
      <style:text-properties officeooo:rsid="00266da5" officeooo:paragraph-rsid="00266da5"/>
    </style:style>
    <style:style style:name="P18" style:family="paragraph" style:parent-style-name="Standard" style:list-style-name="L2">
      <style:paragraph-properties fo:margin-top="0.049cm" fo:margin-bottom="0.101cm" loext:contextual-spacing="false" style:writing-mode="page"/>
      <style:text-properties officeooo:rsid="00286671" officeooo:paragraph-rsid="00286671"/>
    </style:style>
    <style:style style:name="P19" style:family="paragraph" style:parent-style-name="Standard" style:list-style-name="L4">
      <style:paragraph-properties fo:margin-top="0.049cm" fo:margin-bottom="0.101cm" loext:contextual-spacing="false" style:writing-mode="page"/>
      <style:text-properties officeooo:rsid="002b0af5" officeooo:paragraph-rsid="002b0af5"/>
    </style:style>
    <style:style style:name="P20" style:family="paragraph" style:parent-style-name="Standard" style:list-style-name="L4">
      <style:paragraph-properties fo:margin-top="0.049cm" fo:margin-bottom="0.101cm" loext:contextual-spacing="false" style:writing-mode="page"/>
      <style:text-properties officeooo:rsid="002b7e4f" officeooo:paragraph-rsid="002b7e4f"/>
    </style:style>
    <style:style style:name="P21" style:family="paragraph" style:parent-style-name="Standard" style:list-style-name="L4">
      <style:paragraph-properties fo:margin-top="0.049cm" fo:margin-bottom="0.101cm" loext:contextual-spacing="false" style:writing-mode="page"/>
      <style:text-properties officeooo:rsid="002c81d0" officeooo:paragraph-rsid="002c81d0"/>
    </style:style>
    <style:style style:name="T1" style:family="text">
      <style:text-properties officeooo:rsid="001f05b1"/>
    </style:style>
    <style:style style:name="T2" style:family="text">
      <style:text-properties officeooo:rsid="0024a070"/>
    </style:style>
    <style:style style:name="T3" style:family="text">
      <style:text-properties officeooo:rsid="00266da5"/>
    </style:style>
    <style:style style:name="T4" style:family="text">
      <style:text-properties officeooo:rsid="00267889"/>
    </style:style>
    <style:style style:name="T5" style:family="text">
      <style:text-properties officeooo:rsid="0027223f"/>
    </style:style>
    <style:style style:name="T6" style:family="text">
      <style:text-properties officeooo:rsid="00286671"/>
    </style:style>
    <style:style style:name="T7" style:family="text">
      <style:text-properties officeooo:rsid="0028df36"/>
    </style:style>
    <style:style style:name="T8" style:family="text">
      <style:text-properties officeooo:rsid="002a240b"/>
    </style:style>
    <style:style style:name="T9" style:family="text">
      <style:text-properties officeooo:rsid="002b0af5"/>
    </style:style>
    <style:style style:name="T10" style:family="text">
      <style:text-properties officeooo:rsid="002b7e4f"/>
    </style:style>
    <style:style style:name="T11" style:family="text">
      <style:text-properties officeooo:rsid="002c81d0"/>
    </style:style>
    <style:style style:name="T12" style:family="text">
      <style:text-properties officeooo:rsid="002e7f93"/>
    </style:style>
    <style:style style:name="T13" style:family="text">
      <style:text-properties fo:color="#0066b3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0066b3" fo:font-weight="bold" officeooo:rsid="001f05b1" style:font-weight-asian="bold" style:font-weight-complex="bold"/>
    </style:style>
    <style:style style:name="T16" style:family="text">
      <style:text-properties fo:color="#0066b3" fo:font-weight="normal" officeooo:rsid="001f05b1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font-size="13pt" style:text-underline-style="none" style:font-size-asian="13pt" style:font-size-complex="13pt"/>
    </style:style>
    <style:style style:name="T20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officeooo:rsid="0030b837"/>
    </style:style>
    <style:style style:name="T22" style:family="text">
      <style:text-properties officeooo:rsid="0032aa42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f05b1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¿Qué es un antivirus?</text:p>
      <text:p text:style-name="P9">Un programa cuyo objetivo es detectar y eliminar v<text:span text:style-name="T21">i</text:span>rus informáticos, teniendo así mayor seguridad en tu ordenador.</text:p>
      <text:p text:style-name="P3"/>
      <text:p text:style-name="P7">Explica en qué consisten los siguientes tipos de antivirus:</text:p>
      <text:list xml:id="list2072645312" text:style-name="L1">
        <text:list-item>
          <text:p text:style-name="P2"><text:span text:style-name="T20">Vacuna</text:span>: <text:span text:style-name="T1">las vacunas antivirus escanean el disco duro en busca de virus concretos.</text:span></text:p>
        </text:list-item>
        <text:list-item>
          <text:p text:style-name="P2"><text:span text:style-name="T20">Detector</text:span>: <text:span text:style-name="T1">el detector antivirus escanean el disco duro en busca de cualquier virus para dar noticia de ello.</text:span></text:p>
        </text:list-item>
        <text:list-item>
          <text:p text:style-name="P2"><text:span text:style-name="T20">Eliminador</text:span>: <text:span text:style-name="T1">el eliminador se encarga de eliminar virus.</text:span></text:p>
        </text:list-item>
      </text:list>
      <text:p text:style-name="P3"/>
      <text:p text:style-name="P7">¿Qué es Reaper y Creeper?</text:p>
      <text:p text:style-name="P10">El <text:span text:style-name="T23">Creeper</text:span> (también conocido como <text:span text:style-name="T14">virus enredadera</text:span>) se reconoce como el primer virus informático, aunque era más bien un programa informático experimental autorreplicante que rara vez se autorreplicaba y que la mayor parte de las veces sólo “saltaba” de ordenador en ordenador.</text:p>
      <text:p text:style-name="P10"><text:span text:style-name="T23">Reaper</text:span> (<text:span text:style-name="T14">segadora</text:span>) fue creado en respuesta a <text:span text:style-name="T23">Creeper</text:span> para eliminar a éste de las máquinas infectadas.</text:p>
      <text:p text:style-name="P3"/>
      <text:p text:style-name="P7">¿Qué es virus boot?</text:p>
      <text:p text:style-name="P10">Son virus que infectan sectores de inicio y booteo (<text:span text:style-name="T14">Boot Record</text:span>) de los diskettes y el sector de arranque maestro (<text:span text:style-name="T14">Master Boot Record</text:span>) de los discos duros; también pueden infectar las tablas de particiones de los discos.</text:p>
      <text:p text:style-name="P3"/>
      <text:p text:style-name="P7">¿Qué es un virus hijackers?</text:p>
      <text:p text:style-name="P11">Es un virus capaz de modificar la redirección de los <text:span text:style-name="T15">servidores DNS</text:span>, cargando así otra página web en vez de la deseada, la cual es normalmente una página con malware.</text:p>
      <text:p text:style-name="P3"/>
      <text:p text:style-name="P7">¿Qué es el virus keylogger?</text:p>
      <text:p text:style-name="P11">Un virus que sigue y registra cada tecla pulsada en un ordenador sin el conocimiento ni el permiso del usuario. De esta manera pueden robarte contraseñas, tarjetas de crédito, números de cuentas corrientes, etc.</text:p>
      <text:p text:style-name="P3"/>
      <text:p text:style-name="P7">¿Qué es el virus zombie?</text:p>
      <text:p text:style-name="P12">Un virus utilizado para hacer uso de computadoras ajenas de forma remota para hacer spam y constitu<text:span text:style-name="T21">ír</text:span> botnets.</text:p>
      <text:p text:style-name="P3"/>
      <text:p text:style-name="P7">¿Cuál es la característica principal del antivirus AVAST?</text:p>
      <text:p text:style-name="P13">El hecho de que sea un antivirus completo aún siendo gratuito. </text:p>
      <text:p text:style-name="P3"/>
      <text:p text:style-name="P7"><text:soft-page-break/>¿Por qué se denominan virus a los virus informáticos?</text:p>
      <text:p text:style-name="P14">Porque, al igual que un virus biológico entra en un cuerpo y lo infecta, un virus informático entra en un sistema, lo infecta, y se multiplica causando daños.</text:p>
      <text:p text:style-name="P7"/>
      <text:p text:style-name="P7">Investiga qué es el Elk Cloner y quién es Rich Skrenta.</text:p>
      <text:p text:style-name="P14"><text:span text:style-name="T24">Elk Cloner</text:span> es el primer virus informático con expansión real, no como prueba. <text:span text:style-name="T2">Se propagaba infectando los disquetes del sistema operativo de computadores </text:span><text:span text:style-name="T15">Apple II</text:span><text:span text:style-name="T2">.</text:span></text:p>
      <text:p text:style-name="P15">Normalmente no afectaba al uso cotidiano del ordenador, pero al acceder a un disquete el virus se copiaba y se difundía. También podía corromper discos con una copia del <text:span text:style-name="T15">DOS</text:span>.</text:p>
      <text:p text:style-name="P15"><text:span text:style-name="T24">Rich Skrenta</text:span>, un estudiante de 15 años, fue quien lo programó en 1982</text:p>
      <text:p text:style-name="P15"/>
      <text:p text:style-name="P8">¿Por qué crees que se hacen los virus?</text:p>
      <text:p text:style-name="P15">Por varios motivos:</text:p>
      <text:list xml:id="list3677776857" text:style-name="L5">
        <text:list-item>
          <text:p text:style-name="P16">Por probar y curiosear lo que se puede hacer en un sistema.</text:p>
        </text:list-item>
        <text:list-item>
          <text:p text:style-name="P16">Por molestar simplemente.</text:p>
        </text:list-item>
        <text:list-item>
          <text:p text:style-name="P16">Para cometer crímenes como suplantación de identidad y robo de datos con fines de lucro.</text:p>
        </text:list-item>
      </text:list>
      <text:p text:style-name="P3"/>
      <text:p text:style-name="P7">¿Cuál es la necesidad de actualizar un antivirus?</text:p>
      <text:p text:style-name="P15">Los antivirus detectan o impiden el ingreso de virus gracias a la detección por medio de sus bases de datos, por lo que si no se actualizan un equipo peligra ante víruses nuevos.</text:p>
      <text:p text:style-name="P3"/>
      <text:p text:style-name="P7">¿Qué diferencias existen entre la protección de un antivirus gratuito y uno pago?</text:p>
      <text:p text:style-name="P15">Los antivirus de pago suelen tener más opciones y por lo tanto son más seguros.</text:p>
      <text:p text:style-name="P3"/>
      <text:p text:style-name="P7">¿Qué es un antivirus online? Pon algún ejemplo</text:p>
      <text:p text:style-name="P15">Es un antivirus que permite escanear el ordenador para detectar infecciones con víruses <text:span text:style-name="T3">sin necesidad de instalarlo.</text:span></text:p>
      <text:p text:style-name="P17">Algunos ejemplos son: BitDefender online, Kaspersky online, McAffe online, Nod32, Panda online, etc.</text:p>
      <text:p text:style-name="P3"/>
      <text:p text:style-name="P7">Indica en qué consiste cada uno de los siguientes tipos de virus.</text:p>
      <text:list xml:id="list1879637259" text:style-name="L2">
        <text:list-item>
          <text:p text:style-name="P4"><text:span text:style-name="T20">Adware</text:span>: <text:span text:style-name="T3">software malicioso que bombardea al usuario con incesantes anuncios emergentes</text:span></text:p>
        </text:list-item>
        <text:list-item>
          <text:p text:style-name="P4"><text:span text:style-name="T20">Spyware</text:span>: <text:span text:style-name="T3">virus que da a ciberdelincuentes acceso a información confidencial</text:span></text:p>
        </text:list-item>
        <text:list-item>
          <text:p text:style-name="P4"><text:span text:style-name="T20">Malware</text:span>: “<text:span text:style-name="T15">software malicioso</text:span><text:span text:style-name="T3">”. Término amplio para describir cualquier código o programa dañino para los sistemas</text:span></text:p>
        </text:list-item>
        <text:list-item>
          <text:p text:style-name="P4"><text:span text:style-name="T20">Ransomware</text:span>: “<text:span text:style-name="T15">secuestro de datos</text:span><text:span text:style-name="T3">”. Es un programa que restringe el acceso a archivos del sistema operativo infectado y pide un rescate a cambio de quitar esa restricción</text:span></text:p>
        </text:list-item>
        <text:list-item>
          <text:p text:style-name="P4"><text:soft-page-break/><text:span text:style-name="T20">Gusanos</text:span>: <text:span text:style-name="T3">malware que se replica a sí mismo en ordenadores o redes sin que un usuario se de cuenta de la infección</text:span></text:p>
        </text:list-item>
        <text:list-item>
          <text:p text:style-name="P4"><text:span text:style-name="T20">Troyano</text:span>: <text:span text:style-name="T3">malware que se presenta como programa legítimo pero que al ser ejecutado da acceso a ciberdelincuentes a los sistemas en los que se activó.</text:span></text:p>
        </text:list-item>
        <text:list-item>
          <text:p text:style-name="P4"><text:span text:style-name="T20">Denegación de servicio</text:span>: <text:span text:style-name="T3">un ataque </text:span><text:span text:style-name="T15">DoS</text:span><text:span text:style-name="T3"> (</text:span><text:span text:style-name="T15">Denial of Service</text:span><text:span text:style-name="T3">) es un ataque a un sistemas de computadoras o red que causa que un servicio o recurso sea inaccesible a los usuarios legítimos.</text:span></text:p>
        </text:list-item>
        <text:list-item>
          <text:p text:style-name="P4"><text:span text:style-name="T20">Puerta trasera</text:span>: <text:span text:style-name="T4">un virus </text:span><text:span text:style-name="T15">Backdoor</text:span><text:span text:style-name="T4"> es un troyano que abre una puerta trasera en un ordenador, permitiendo que un hacker remoto tome el control de dicho equipo sin que un usuario se de cuenta.</text:span></text:p>
        </text:list-item>
        <text:list-item>
          <text:p text:style-name="P4"><text:span text:style-name="T20">Phishing</text:span>: <text:span text:style-name="T5">conjunto de técnicas cuyo ebjetivo es engañar a una víctima para, por ejemplo, dar información bancaria.</text:span></text:p>
        </text:list-item>
        <text:list-item>
          <text:p text:style-name="P4"><text:span text:style-name="T20">Darknets o deep web, comercio de vulnerabilidades</text:span>: <text:span text:style-name="T6">Deep Web es contenido de la web que no está indexado por buscadores web. </text:span></text:p>
          <text:p text:style-name="P18">Darknets requieren buscadores especiales.</text:p>
        </text:list-item>
        <text:list-item>
          <text:p text:style-name="P4"><text:span text:style-name="T20">Bombas lógicas o de tiempo: 12- Hoax</text:span>: <text:span text:style-name="T7">Una bomba lógica es una parte de un código que permanece oculto e inactivo hasta cumplirse una o más condiciones preprogramadas (como por ejemplo, que haya pasado cierto tiempo), y entonces ejecuta acciones maliciosas</text:span></text:p>
        </text:list-item>
      </text:list>
      <text:p text:style-name="P3"/>
      <text:p text:style-name="P7">Compara los siguientes tipos de antivirus e indica las ventajas de cada uno de ellos.</text:p>
      <text:list xml:id="list2312354323" text:style-name="L3">
        <text:list-item>
          <text:p text:style-name="P5"><text:span text:style-name="T20">Kaspersky</text:span>: <text:span text:style-name="T9">ofrece soporte para dispositivos iOS como iPhone o iPad, buen rendimiento al menos en comparación a McAfee</text:span></text:p>
        </text:list-item>
        <text:list-item>
          <text:p text:style-name="P5"><text:span text:style-name="T20">Nod 32</text:span>: <text:span text:style-name="T9">escanea descargas y detiene el proceso si detecta amenazas, puede establecer horarios para explorar archivos y filtrar correos electrónicos.</text:span></text:p>
        </text:list-item>
        <text:list-item>
          <text:p text:style-name="P5"><text:span text:style-name="T20">McAfee</text:span>: <text:span text:style-name="T8">provee de firewall, trituradora de archivos, protege contra malware de propagación por red y también permite monitorear varios dispositivos de forma remota de manera ilimitada con sólo una licencia.</text:span></text:p>
        </text:list-item>
      </text:list>
      <text:p text:style-name="P3"/>
      <text:p text:style-name="P7">Investiga en qué consistían los siguientes virus.</text:p>
      <text:list xml:id="list800938648" text:style-name="L4">
        <text:list-item>
          <text:p text:style-name="P6"><text:span text:style-name="T20">Morris (1988)</text:span>: <text:span text:style-name="T9">fue el primer malware autorreplicable que afectó a Internet (</text:span><text:span text:style-name="T15">ARPANET</text:span><text:span text:style-name="T9">). Al reiniciar el equipo se eliminaban todos los datos de este gusano, conteniendo así la infección.</text:span></text:p>
          <text:p text:style-name="P19">El programa intentaba averiguar las contraseñas de otros equipos.</text:p>
        </text:list-item>
        <text:list-item>
          <text:p text:style-name="P6"><text:span text:style-name="T20">CIH/Chernobyl (1998)</text:span>: <text:span text:style-name="T10">es un virus que atacaba a los sistemas </text:span><text:span text:style-name="T15">Windows 9x</text:span><text:span text:style-name="T10">. Esa capaz de eliminar información crítica del usuario e incluso sobrescribir el sistema </text:span><text:span text:style-name="T15">BIOS</text:span><text:span text:style-name="T10">, impidiendo el arranque del equipo.</text:span></text:p>
        </text:list-item>
        <text:list-item>
          <text:p text:style-name="P6"><text:span text:style-name="T20">Melissa (1999)</text:span>: <text:span text:style-name="T10">es un macrovirus que infecta documentos de </text:span><text:span text:style-name="T15">Microsoft Office</text:span><text:span text:style-name="T10"> y que causó más de 80 millones de dólares en daños a empresas norteamericanas.</text:span></text:p>
          <text:p text:style-name="P20"><text:span text:style-name="T24">Melissa</text:span> se enviaba a sí mismo por correo electrónico y modificaba el archivo de plantilla por defecto en <text:span text:style-name="T15">Word</text:span>, cambiaba el registro de Windows y se replicaba por correo.</text:p>
        </text:list-item>
        <text:list-item>
          <text:p text:style-name="P6"><text:soft-page-break/><text:span text:style-name="T20">I love you (2000)</text:span>: <text:span text:style-name="T11">un gusano que sobrescribe con su código los archivos con extensiones .</text:span><text:span text:style-name="T15">VBS</text:span><text:span text:style-name="T11"> y .</text:span><text:span text:style-name="T15">VBE</text:span><text:span text:style-name="T11">, elimina archivos con extensiones .</text:span><text:span text:style-name="T15">JS</text:span><text:span text:style-name="T11">, .</text:span><text:span text:style-name="T15">JSE</text:span><text:span text:style-name="T11">, .</text:span><text:span text:style-name="T15">CSS</text:span><text:span text:style-name="T11">, .</text:span><text:span text:style-name="T15">WSH</text:span><text:span text:style-name="T11">, .</text:span><text:span text:style-name="T15">SCT</text:span><text:span text:style-name="T11"> y .</text:span><text:span text:style-name="T15">HTA</text:span><text:span text:style-name="T11"> y crea otros con el mismo nombre y extensión .</text:span><text:span text:style-name="T15">VBS</text:span><text:span text:style-name="T11"> en el que introduce su código, entre otras cosas.</text:span></text:p>
          <text:p text:style-name="P21">Se llama así porque el virus llega al usuario en un ema<text:span text:style-name="T22">il</text:span> que tiene por asunto “ILOVEYOU” y con un fichero llamado “LOVE-LETTER-FOR-YOU TXT.vbs”</text:p>
        </text:list-item>
        <text:list-item>
          <text:p text:style-name="P6"><text:span text:style-name="T20">Mydoom (2004)</text:span>: <text:span text:style-name="T11">es un gusano que afecta </text:span><text:span text:style-name="T16">Microsoft Windows</text:span><text:span text:style-name="T11">, y es el gusano de correo electrónico que más rápido se propagó.</text:span></text:p>
          <text:p text:style-name="P21">Su especulado propósito era únicamente perpetrar un ataque <text:span text:style-name="T15">DDoS</text:span> contra SCO Group a partir de una inundación de tráfico.</text:p>
        </text:list-item>
        <text:list-item>
          <text:p text:style-name="P6"><text:span text:style-name="T20">Conficker (2008)</text:span>: <text:span text:style-name="T11">es un gusano que desactiva varios servicios como </text:span><text:span text:style-name="T15">Windows Automatic Update</text:span><text:span text:style-name="T11">, el </text:span><text:span text:style-name="T15">Security Center</text:span><text:span text:style-name="T11">, </text:span><text:span text:style-name="T15">Windows Defenter</text:span><text:span text:style-name="T11"> y </text:span><text:span text:style-name="T15">Windows Error Reporting</text:span><text:span text:style-name="T11">. Luego contacta con un servidor donde recibe instrucciones posteriores para propagarse, recolectar información personal o descargar malware adicional.</text:span></text:p>
        </text:list-item>
        <text:list-item>
          <text:p text:style-name="P6"><text:span text:style-name="T20">WannaCry (2017)</text:span>: <text:span text:style-name="T12">es un ransomware que durante el ataque encripta los datos de la víctima y solicita un rescate económico pagado en </text:span><text:span text:style-name="T15">Bitcoin</text:span><text:span text:style-name="T12"> para permitir el acceso a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cabb" officeooo:paragraph-rsid="001eca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briel Alberto Moreira Martínez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2:33:29.042000000</meta:creation-date>
    <dc:date>2020-10-12T17:17:40.949000000</dc:date>
    <meta:editing-duration>PT1S</meta:editing-duration>
    <meta:editing-cycles>1</meta:editing-cycles>
    <meta:document-statistic meta:table-count="0" meta:image-count="0" meta:object-count="0" meta:page-count="4" meta:paragraph-count="68" meta:word-count="1250" meta:character-count="7577" meta:non-whitespace-character-count="6420"/>
    <meta:generator>LibreOffice/5.4.2.2$Windows_x86 LibreOffice_project/22b09f6418e8c2d508a9eaf86b2399209b0990f4</meta:generator>
  </office:meta>
</office:document-meta>
</file>